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7beb8" officeooo:paragraph-rsid="0007beb8"/>
    </style:style>
    <style:style style:name="P2" style:family="paragraph" style:parent-style-name="Standard">
      <style:text-properties officeooo:rsid="0007beb8" officeooo:paragraph-rsid="0007be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Framework data driven, keyword Driven</text:p>
      <text:p text:style-name="P2"/>
      <text:p text:style-name="P2">Extent report</text:p>
      <text:p text:style-name="P2"/>
      <text:p text:style-name="P2">Testng</text:p>
      <text:p text:style-name="P2"/>
      <text:p text:style-name="P2">Cucumber basic working</text:p>
      <text:p text:style-name="P2"/>
      <text:p text:style-name="P2">Load test Tool- jmeter- using blazemeter to test via pre recording the test scenarios script</text:p>
      <text:p text:style-name="P2"/>
      <text:p text:style-name="P2">Rest assured- ?</text:p>
      <text:p text:style-name="P2"/>
      <text:p text:style-name="P2">Core java</text:p>
      <text:p text:style-name="P2"/>
      <text:p text:style-name="P2">Collections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beb8" officeooo:paragraph-rsid="0007beb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heckList Preparario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19:29:35.569997372</meta:creation-date>
    <dc:date>2023-02-10T19:41:28.430043496</dc:date>
    <meta:editing-duration>PT1M42S</meta:editing-duration>
    <meta:editing-cycles>1</meta:editing-cycles>
    <meta:document-statistic meta:table-count="0" meta:image-count="0" meta:object-count="0" meta:page-count="1" meta:paragraph-count="9" meta:word-count="34" meta:character-count="226" meta:non-whitespace-character-count="201"/>
    <meta:generator>LibreOffice/6.4.7.2$Linux_X86_64 LibreOffice_project/40$Build-2</meta:generator>
  </office:meta>
</office:document-meta>
</file>